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  <style:style style:name="P2" style:family="paragraph" style:parent-style-name="Standard">
      <style:text-properties style:font-name="Liberation Mono" fo:font-size="10pt" style:font-size-asian="10pt" style:font-size-complex="10pt"/>
    </style:style>
    <style:style style:name="P3" style:family="paragraph" style:parent-style-name="Standard">
      <style:text-properties style:font-name="Liberation Mono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color="#6666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La râpe à fromage 🎶</text:span> <text:span text:style-name="T1">📅 10/2025 🎧 /B4SH 😎</text:span></text:p>
      <text:p text:style-name="P1"/>
      <text:p text:style-name="P2"><text:span text:style-name="T3">🎶 [Intro] </text:span><text:s/></text:p>
      <text:p text:style-name="P2">🧀 Râpe à fromage… 🎵 <text:s/></text:p>
      <text:p text:style-name="P2">🧀 Râpe à fromage… 🎵 <text:s/></text:p>
      <text:p text:style-name="P2">La râpe à fromage… <text:s/></text:p>
      <text:p text:style-name="P2">💔 Elle râpe mon cœur, elle râpe mon âge…</text:p>
      <text:p text:style-name="P2"/>
      <text:p text:style-name="P2">🌅 <text:span text:style-name="T3">[Couplet 1] <text:s/></text:span></text:p>
      <text:p text:style-name="P2">☀️ J’me lève le matin, j’ouvre le placard, <text:s/></text:p>
      <text:p text:style-name="P2">✨ Elle est là, scintillante, prête à faire le bazar. <text:s/></text:p>
      <text:p text:style-name="P2">⚡ Elle râpe sans pitié, elle râpe sans remords, <text:s/></text:p>
      <text:p text:style-name="P2">😢 Même le gouda pleure quand elle sort.</text:p>
      <text:p text:style-name="P2"/>
      <text:p text:style-name="P2">🗣️ J’lui parle doucement, elle me répond en crissant, <text:s/></text:p>
      <text:p text:style-name="P2">“J’suis pas ton amante, j’suis ton instrument.” <text:s/></text:p>
      <text:p text:style-name="P2">🤯 Mais moi j’suis en transe, j’suis dans le fromage, <text:s/></text:p>
      <text:p text:style-name="P2">🔄 Et dans ma tête, ça tourne en boucle comme un mirage…</text:p>
      <text:p text:style-name="P2"/>
      <text:p text:style-name="P2">🎸 <text:span text:style-name="T3">[Riff] <text:s/></text:span></text:p>
      <text:p text:style-name="P2">🧀 Râpe à fromage… 🎵 <text:s/></text:p>
      <text:p text:style-name="P2">🧀 Râpe à fromage… 🎵 <text:s/></text:p>
      <text:p text:style-name="P2">La râpe à fromage… <text:s/></text:p>
      <text:p text:style-name="P2">💭 Elle râpe mes rêves, elle râpe mon courage…</text:p>
      <text:p text:style-name="P2"/>
      <text:p text:style-name="P2">🎤 <text:span text:style-name="T3">[Refrain] <text:s/></text:span></text:p>
      <text:p text:style-name="P2">Elle m’a dit : “T’es qu’un camembert tiède” 🧀 <text:s/></text:p>
      <text:p text:style-name="P2">Moi j’voulais fondre, elle m’a laissé en raide ❄️ <text:s/></text:p>
      <text:p text:style-name="P2">Elle râpe les tendres, elle râpe les durs 💪 <text:s/></text:p>
      <text:p text:style-name="P2">Et moi j’suis là, en miettes sur le mur 🧩</text:p>
      <text:p text:style-name="P2"/>
      <text:p text:style-name="P2">🎸 <text:span text:style-name="T3">[Riff] <text:s/></text:span></text:p>
      <text:p text:style-name="P2">🧀 Râpe à fromage… 🎵 <text:s/></text:p>
      <text:p text:style-name="P2">🧀 Râpe à fromage… 🎵 <text:s/></text:p>
      <text:p text:style-name="P2">La râpe à fromage… <text:s/></text:p>
      <text:p text:style-name="P2">✍️ Elle râpe les mots, elle râpe les nuages ☁️</text:p>
      <text:p text:style-name="P2"/>
      <text:p text:style-name="P2">🌌 [Couplet 2] <text:s/></text:p>
      <text:p text:style-name="P2">J’ai tenté le bleu, le brie, le reblochon 🧀 <text:s/></text:p>
      <text:p text:style-name="P2">Mais elle m’a dit : “T’as pas l’tranchant du bon.” <text:s/></text:p>
      <text:p text:style-name="P2">⚡ Elle veut du râpé, du sec, du nerveux, <text:s/></text:p>
      <text:p text:style-name="P2">😔 Moi j’suis trop coulant, trop tendre, trop peureux.</text:p>
      <text:p text:style-name="P2"/>
      <text:p text:style-name="P2">🔪 J’ai croisé un couteau, jaloux dans le tiroir, <text:s/></text:p>
      <text:p text:style-name="P2">Il m’a dit : “Frérot, elle joue dans le noir.” <text:s/></text:p>
      <text:p text:style-name="P2">👁️ Mais moi j’vois clair, j’suis dans le carnage, <text:s/></text:p>
      <text:p text:style-name="P2">🔄 Et dans ma tête, toujours ce même message…</text:p>
      <text:p text:style-name="P2"/>
      <text:p text:style-name="P2">🎸 [Riff] <text:s/></text:p>
      <text:p text:style-name="P2">🧀 Râpe à fromage… 🎵 <text:s/></text:p>
      <text:p text:style-name="P2">🧀 Râpe à fromage… 🎵 <text:s/></text:p>
      <text:p text:style-name="P2">La râpe à fromage… <text:s/></text:p>
      <text:p text:style-name="P2">❤️‍🔥 Elle râpe l’amour, elle râpe les mirages…</text:p>
      <text:p text:style-name="P2"/>
      <text:p text:style-name="P2">🔔 [Pont] <text:s/></text:p>
      <text:p text:style-name="P2">Un jour j’lui dirai : “Stop, j’suis plus ton emmental” 🧀 <text:s/></text:p>
      <text:p text:style-name="P2">Mais elle me regardera, froide comme du métal 🪙 <text:s/></text:p>
      <text:p text:style-name="P2">Et moi j’fondrai, comme un vieux fromage 🫠 <text:s/></text:p>
      <text:p text:style-name="P2">Sous le regard tranchant… de la râpe à fromage ⚔️</text:p>
      <text:p text:style-name="P2"/>
      <text:p text:style-name="P2">🎙️ [Outro – slam] <text:s/></text:p>
      <text:p text:style-name="P2">🧀 Râpe à fromage… 🎵 <text:s/></text:p>
      <text:p text:style-name="P2">🧀 Râpe à fromage… 🎵 <text:s/></text:p>
      <text:p text:style-name="P2">La râpe à fromage… <text:s/></text:p>
      <text:p text:style-name="P2">🍲 Elle est là, dans chaque gratin, chaque lasagne, chaque souvenir… <text:s/></text:p>
      <text:p text:style-name="P2">🕰️ Et moi j’râpe ma vie, un copeau à la fois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1-26T13:43:15.588193195</meta:creation-date>
    <dc:date>2025-11-26T14:27:26.253682173</dc:date>
    <meta:editing-duration>PT33M59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55" meta:word-count="381" meta:character-count="1911" meta:non-whitespace-character-count="1498"/>
  </office:meta>
</office:document-meta>
</file>